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/>
    </style:style>
    <style:style style:name="P3" style:family="paragraph" style:parent-style-name="Standard">
      <style:paragraph-properties fo:text-align="center" style:justify-single-word="false"/>
      <style:text-properties style:font-name="FreeSans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22pt"/>
    </style:style>
    <style:style style:name="P5" style:family="paragraph" style:parent-style-name="Standard">
      <style:paragraph-properties fo:text-align="end" style:justify-single-word="false"/>
      <style:text-properties style:font-name="FreeSans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6pt"/>
    </style:style>
    <style:style style:name="P7" style:family="paragraph" style:parent-style-name="Standard">
      <style:paragraph-properties fo:text-align="start" style:justify-single-word="false"/>
      <style:text-properties style:font-name="FreeMono"/>
    </style:style>
    <style:style style:name="P8" style:family="paragraph" style:parent-style-name="Standard">
      <style:paragraph-properties fo:text-align="start" style:justify-single-word="false"/>
      <style:text-properties style:font-name="FreeMono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FreeMono" fo:font-size="10pt" fo:language="uk" fo:country="UA" style:font-size-asian="10pt"/>
    </style:style>
    <style:style style:name="P10" style:family="paragraph" style:parent-style-name="Standard">
      <style:paragraph-properties fo:text-align="start" style:justify-single-word="false"/>
      <style:text-properties style:font-name="FreeMono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0pt" fo:language="uk" fo:country="UA" style:font-size-asian="1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Національний Технічний Університет України </text:p>
      <text:p text:style-name="P2">“Київський Політехнічний Інститут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 робота № 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иконав студент 2 курсу</text:p>
      <text:p text:style-name="P5">групи ІО-82</text:p>
      <text:p text:style-name="P5">Гер'ятович Ярослав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Київ 2010</text:p>
      <text:p text:style-name="P9"><text:soft-page-break/></text:p>
      <text:p text:style-name="P11">-</text:p>
      <text:p text:style-name="P11">непряма регістрова</text:p>
      <text:p text:style-name="P11"/>
      <text:p text:style-name="P11"/>
      <text:p text:style-name="P7"/>
      <text:section text:style-name="Sect1" text:name="Розділ1">
        <text:p text:style-name="P8">link l3:ct</text:p>
        <text:p text:style-name="P8">link l1: rdm</text:p>
        <text:p text:style-name="P8">link ewh: 16</text:p>
        <text:p text:style-name="P8">link m: z,z,z,z,z,z,z,14,13,12,11,10</text:p>
        <text:p text:style-name="P8">link rb: z,7,6,5</text:p>
        <text:p text:style-name="P8">link ra: z,2,1,0</text:p>
        <text:p text:style-name="P8">\------------------------------</text:p>
        <text:p text:style-name="P8">accept R7: 42 \</text:p>
        <text:p text:style-name="P8">accept R8: 0 \</text:p>
        <text:p text:style-name="P8">accept R14: 0 </text:p>
        <text:p text:style-name="P8">accept R15: 0h </text:p>
        <text:p text:style-name="P8">accept r1: 10</text:p>
        <text:p text:style-name="P8">accept r2: 12</text:p>
        <text:p text:style-name="P8"></text:p>
        <text:p text:style-name="P8"></text:p>
        <text:p text:style-name="P8">dw 42: 1000010100101010%</text:p>
        <text:p text:style-name="P8"></text:p>
        <text:p text:style-name="P8">dw 10: 5</text:p>
        <text:p text:style-name="P8">dw 12: 3h</text:p>
        <text:p text:style-name="P8">\------------------------------</text:p>
        <text:p text:style-name="P8">{cjp nz,Start;}</text:p>
        <text:p text:style-name="P8">org 000000000001%</text:p>
        <text:p text:style-name="P8">{cjp nz,mult;}</text:p>
        <text:p text:style-name="P8"></text:p>
        <text:p text:style-name="P8">Start</text:p>
        <text:p text:style-name="P8">{ewh; oey; xor nil,R7,R7;}</text:p>
        <text:p text:style-name="P8">{ewl; oey; or nil,r7,z;}</text:p>
        <text:p text:style-name="P8">wait_com</text:p>
        <text:p text:style-name="P8">{cjp rdm,wait_com; R; or r8,Bus_D,z;load rb; load ra;}</text:p>
        <text:p text:style-name="P8">{add r7,r7,10h,z;}</text:p>
        <text:p text:style-name="P8"></text:p>
        <text:p text:style-name="P8">{and rq,r8,1000000000000000%;load rm,flags;}</text:p>
        <text:p text:style-name="P8">{cjp rm_z,nextCom;}</text:p>
        <text:p text:style-name="P8">{and rq,r8,0000001100000000%;}</text:p>
        <text:p text:style-name="P8">{xor rq,rq,0000000100000000%;load rm,flags;}</text:p>
        <text:p text:style-name="P8">{cjp not rm_z,nextCom;}</text:p>
        <text:p text:style-name="P8">{and rq,r8,0000000000011000%;}</text:p>
        <text:p text:style-name="P8">{xor rq,rq,0000000000001000%;load rm,flags;}</text:p>
        <text:p text:style-name="P8">{cjp not rm_z,nextCom;}</text:p>
        <text:p text:style-name="P8"></text:p>
        <text:p text:style-name="P8"></text:p>
        <text:p text:style-name="P8">{or rq,rb,z;}</text:p>
        <text:p text:style-name="P8">{ewl; oey; or rb,z;}</text:p>
        <text:p text:style-name="P8">wait_par</text:p>
        <text:p text:style-name="P8">{cjp rdm,wait_par; R; or r14,Bus_D,z;}</text:p>
        <text:p text:style-name="P8"></text:p>
        <text:p text:style-name="P8">{or rq, ra,z;}</text:p>
        <text:p text:style-name="P8">{ewl; oey; or rq,z;}</text:p>
        <text:p text:style-name="P8">wait_par2</text:p>
        <text:p text:style-name="P8">{cjp rdm, wait_par2; R; or r15,Bus_D,z;}</text:p>
        <text:p text:style-name="P8"></text:p>
        <text:p text:style-name="P8"></text:p>
        <text:p text:style-name="P8">{and rq,r8,0111110000000000%;}</text:p>
        <text:p text:style-name="P8">{jmap; or rq,z; oey;}</text:p>
        <text:p text:style-name="P8">\------------------------------</text:p>
        <text:p text:style-name="P8">mult</text:p>
        <text:p text:style-name="P8">{sub r14,r15,nz;}</text:p>
        <text:p text:style-name="P8">{or rq,rb,z;}</text:p>
        <text:p text:style-name="P8">{ewl; oey; or rq,z;}</text:p>
        <text:p text:style-name="P8">ll2 {cjp rdm, ll2; W;or nil,r14,z;oey;}</text:p>
        <text:p text:style-name="P8"></text:p>
        <text:p text:style-name="P8">\------------------------------</text:p>
        <text:p text:style-name="P8">nextCom</text:p>
        <text:p text:style-name="P8">{cjp nz, Start;}</text:p>
        <text:p text:style-name="P8">{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Ярослав </meta:initial-creator>
    <meta:creation-date>2010-02-28T23:04:28</meta:creation-date>
    <dc:date>2010-05-14T02:12:19</dc:date>
    <dc:creator>yarik </dc:creator>
    <meta:editing-duration>PT03H29M48S</meta:editing-duration>
    <meta:editing-cycles>20</meta:editing-cycles>
    <meta:generator>OpenOffice.org/3.2$Linux OpenOffice.org_project/320m12$Build-9483</meta:generator>
    <meta:document-statistic meta:table-count="0" meta:image-count="0" meta:object-count="0" meta:page-count="2" meta:paragraph-count="74" meta:word-count="174" meta:character-count="1359"/>
  </office:meta>
</office:document-meta>
</file>